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10/2022</text:p>
          </table:table-cell>
          <table:table-cell table:style-name="taxable_event_note_fiat" office:value="913.2234375" office:value-type="float"/>
          <table:table-cell table:style-name="acquired_lot_note_fiat" office:value="709.8989898989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3.3244476010101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200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10 07:45:34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2/2022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7.098989898989899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.570347601010101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99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2-01-14 23:23:3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3.549494949494949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703945284880050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10.64848484848484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584886245265151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1-25 10:58:4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05T19:50:18.17391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